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ell MT" svg:font-family="Bell MT" style:font-family-generic="roman" style:font-pitch="variable" svg:panose-1="2 2 5 3 6 3 5 2 3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05<text:s/>RestService mit Spring</text:p>
      <text:p text:style-name="Standard"/>
      <text:p text:style-name="Standard">A05_ColorRestService</text:p>
      <text:p text:style-name="Standard"><draw:frame draw:style-name="a0" draw:name="Grafik 1" text:anchor-type="as-char" svg:x="0in" svg:y="0in" svg:width="6.3in" svg:height="5.91806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p text:style-name="Standard"><draw:frame draw:style-name="a1" draw:name="Grafik 2" text:anchor-type="as-char" svg:x="0in" svg:y="0in" svg:width="6.3in" svg:height="2.71458in" style:rel-width="scale" style:rel-height="scale"><draw:image xlink:href="media/image2.png" xlink:type="simple" xlink:show="embed" xlink:actuate="onLoad"/><svg:title/><svg:desc/></draw:frame><draw:frame draw:style-name="a2" draw:name="Grafik 3" text:anchor-type="as-char" svg:x="0in" svg:y="0in" svg:width="3.0625in" svg:height="0.8854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3" draw:name="Grafik 4" text:anchor-type="as-char" svg:x="0in" svg:y="0in" svg:width="5.67708in" svg:height="6.38542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<draw:frame draw:style-name="a4" draw:name="Grafik 5" text:anchor-type="as-char" svg:x="0in" svg:y="0in" svg:width="6.3in" svg:height="3.57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draw:frame draw:style-name="a5" draw:name="Grafik 6" text:anchor-type="as-char" svg:x="0in" svg:y="0in" svg:width="6.3in" svg:height="1.99028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ell MT" svg:font-family="Bell MT" style:font-family-generic="roman" style:font-pitch="variable" svg:panose-1="2 2 5 3 6 3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_Setlist" style:display-name="Standard_Setlist" style:family="paragraph" style:parent-style-name="Standard" style:auto-update="true">
      <style:text-properties style:font-name="Bell MT" style:font-name-asian="Times New Roman" fo:letter-spacing="-0.0069in" style:letter-kerning="true" fo:font-size="18pt" style:font-size-asian="18pt" style:font-size-complex="28pt" fo:hyphenate="false"/>
    </style:style>
    <style:style style:name="Standard_SetlistZchn" style:display-name="Standard_Setlist Zchn" style:family="text" style:parent-style-name="Absatz-Standardschriftart">
      <style:text-properties style:font-name="Bell MT" style:font-name-asian="Times New Roman" style:font-name-complex="Times New Roman" fo:letter-spacing="-0.0069in" style:letter-kerning="true" fo:font-size="18pt" style:font-size-asian="18pt" style:font-size-complex="28pt"/>
    </style:style>
    <style:style style:name="Überschrift_Setlist" style:display-name="Überschrift_Setlist" style:family="paragraph" style:parent-style-name="Überschrift1" style:auto-update="true" style:default-outline-level="1">
      <style:text-properties style:font-name="Bell MT" fo:font-size="20pt" style:font-size-asian="20pt" fo:hyphenate="false"/>
    </style:style>
    <style:style style:name="Überschrift_SetlistZchn" style:display-name="Überschrift_Setlist Zchn" style:family="text" style:parent-style-name="Überschrift1Zchn">
      <style:text-properties style:font-name="Bell MT" style:font-name-asian="Times New Roman" style:font-name-complex="Times New Roman" fo:color="#2F5496" fo:font-size="20pt" style:font-size-asian="20pt" style:font-size-complex="16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ext_Set" style:display-name="Text_Set" style:family="paragraph" style:parent-style-name="Standard_Setlist" style:auto-update="true">
      <style:text-properties fo:font-size="16pt" style:font-size-asian="16pt" fo:background-color="#FFFFFF" fo:hyphenate="false"/>
    </style:style>
    <style:style style:name="Text_SetZchn" style:display-name="Text_Set Zchn" style:family="text" style:parent-style-name="Standard_SetlistZchn">
      <style:text-properties style:font-name="Bell MT" style:font-name-asian="Times New Roman" style:font-name-complex="Times New Roman" fo:letter-spacing="-0.0069in" style:letter-kerning="true" fo:font-size="16pt" style:font-size-asian="16pt" style:font-size-complex="28pt"/>
    </style:style>
    <style:style style:name="Aufz_Set" style:display-name="Aufz_Set" style:family="paragraph" style:parent-style-name="Standard_Setlist" style:auto-update="true">
      <style:text-properties style:font-name="Arial" fo:font-weight="bold" style:font-weight-asian="bold" fo:hyphenate="false"/>
    </style:style>
    <style:style style:name="Aufz_SetZchn" style:display-name="Aufz_Set Zchn" style:family="text" style:parent-style-name="Standard_SetlistZchn">
      <style:text-properties style:font-name="Arial" style:font-name-asian="Times New Roman" style:font-name-complex="Times New Roman" fo:font-weight="bold" style:font-weight-asian="bold" fo:letter-spacing="-0.0069in" style:letter-kerning="true" fo:font-size="18pt" style:font-size-asian="18pt" style:font-size-complex="28pt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 schirmer</meta:initial-creator>
    <dc:creator>micha schirmer</dc:creator>
    <meta:creation-date>2020-07-30T09:24:00Z</meta:creation-date>
    <dc:date>2020-11-19T13:51:00Z</dc:date>
    <meta:template xlink:href="Normal.dotm" xlink:type="simple"/>
    <meta:editing-cycles>4</meta:editing-cycles>
    <meta:editing-duration>PT0S</meta:editing-duration>
    <meta:document-statistic meta:page-count="4" meta:paragraph-count="1" meta:word-count="8" meta:character-count="64" meta:row-count="1" meta:non-whitespace-character-count="57"/>
  </office:meta>
</office:document-meta>
</file>